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80000027E658B33385D3E56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481cm" draw:z-index="0"><draw:image xlink:href="Pictures/10000001000004780000027E658B33385D3E568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2:45:23.032160838</meta:creation-date>
    <dc:date>2023-10-23T22:45:48.767409819</dc:date>
    <meta:editing-duration>PT2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